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6cm" draw:marker-start-width="0.358cm" draw:marker-end-width="0.358cm" draw:fill="hatch" draw:fill-color="#729fcf" draw:fill-hatch-name="Black_20_0_20_Degrees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hatch" draw:fill-color="#729fcf" draw:fill-hatch-name="Black_20_0_20_Degrees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gr4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ffffff" draw:fill-color="#ff3333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hatch" draw:fill-color="#729fcf" draw:fill-hatch-name="Black_20_0_20_Degrees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="none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91cm" svg:height="7.6cm" draw:transform="skewX (0.122347580564803) rotate (1.20968770455727) translate (3.75458263899787cm 9.66227243805931cm)" svg:viewBox="0 0 4492 7601" svg:d="M712 15c191 6 390-50 570 24 174 71 273 235 330 398 69 195-24 382-118 543-91 157-248 276-407 377-150 94-307 186-420 314-119 136-313 270-244 478 68 211 344 238 533 284 206 52 436 38 624 134 160 81 275 234 299 411 26 191-119 339-251 464-130 123-292 207-441 307-140 92-298 167-418 281-134 127-284 239-407 376-146 161-247 350-324 542-70 174-26 366-5 548 22 181 180 295 314 405 164 133 371 223 588 280 212 57 434 63 648 107 209 42 421 18 630 32 203 13 408-12 607 24 222 40 452 53 655 154 177 89 325 213 454 350 113 122 216 252 292 397l-87 25 247 259 111 72">
          <text:p/>
        </draw:path>
        <draw:line draw:style-name="gr2" draw:text-style-name="P1" draw:layer="layout" svg:x1="3.6cm" svg:y1="12.588cm" svg:x2="3.6cm" svg:y2="5.9cm">
          <text:p/>
        </draw:line>
        <draw:line draw:style-name="gr2" draw:text-style-name="P1" draw:layer="layout" svg:x1="3.6cm" svg:y1="12.6cm" svg:x2="12.7cm" svg:y2="12.588cm">
          <text:p/>
        </draw:line>
        <draw:frame draw:style-name="gr3" draw:text-style-name="P2" draw:layer="layout" svg:width="2.187cm" svg:height="1.673cm" svg:x="2.113cm" svg:y="5.627cm">
          <draw:text-box>
            <text:p>f(x)</text:p>
          </draw:text-box>
        </draw:frame>
        <draw:frame draw:style-name="gr3" draw:text-style-name="P2" draw:layer="layout" svg:width="2.187cm" svg:height="1.673cm" svg:x="11.813cm" svg:y="12.8cm">
          <draw:text-box>
            <text:p>x</text:p>
          </draw:text-box>
        </draw:frame>
        <draw:line draw:style-name="gr4" draw:text-style-name="P3" draw:layer="layout" svg:x1="18cm" svg:y1="7.7cm" svg:x2="21.3cm" svg:y2="10.8cm">
          <text:p/>
        </draw:line>
        <draw:path draw:style-name="gr4" draw:text-style-name="P3" draw:layer="layout" svg:width="2.592cm" svg:height="2.495cm" draw:transform="rotate (-1.45577912908847) translate (33.1763704898757cm 7.11656556266056cm)" svg:viewBox="0 0 2593 2496" svg:d="M0 2496c5597 1 428-2551 188-2495">
          <text:p/>
        </draw:path>
        <draw:custom-shape draw:style-name="gr5" draw:text-style-name="P4" xml:id="id1" draw:id="id1" draw:layer="layout" svg:width="0.5cm" svg:height="0.5cm" svg:x="18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5cm" svg:height="0.5cm" svg:x="20.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9.127cm" svg:y1="8.427cm" svg:x2="20.773cm" svg:y2="9.873cm" draw:start-shape="id1" draw:start-glue-point="9" draw:end-shape="id2" draw:end-glue-point="5" svg:d="M19127 8427l1646 1446" svg:viewBox="0 0 1647 1447">
          <text:p/>
        </draw:connector>
        <draw:custom-shape draw:style-name="gr5" draw:text-style-name="P4" xml:id="id3" draw:id="id3" draw:layer="layout" svg:width="0.5cm" svg:height="0.5cm" svg:x="30.797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5cm" svg:height="0.5cm" svg:x="31.397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31.047cm" svg:y1="8.003cm" svg:x2="31.647cm" svg:y2="9.303cm" draw:start-shape="id3" draw:start-glue-point="8" draw:end-shape="id4" draw:end-glue-point="4" svg:d="M31047 8003l600 1300" svg:viewBox="0 0 601 1301">
          <text:p/>
        </draw:connector>
        <draw:custom-shape draw:style-name="gr5" draw:text-style-name="P4" draw:layer="layout" svg:width="0.5cm" svg:height="0.5cm" svg:x="8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5cm" svg:y1="8.4cm" svg:x2="4.5cm" svg:y2="12.5cm">
          <text:p/>
        </draw:line>
        <draw:line draw:style-name="gr7" draw:text-style-name="P3" draw:layer="layout" svg:x1="5.7cm" svg:y1="10.2cm" svg:x2="5.7cm" svg:y2="12.6cm">
          <text:p/>
        </draw:line>
        <draw:line draw:style-name="gr7" draw:text-style-name="P3" draw:layer="layout" svg:x1="7.5cm" svg:y1="10.5cm" svg:x2="7.5cm" svg:y2="12.5cm">
          <text:p/>
        </draw:line>
        <draw:line draw:style-name="gr7" draw:text-style-name="P3" draw:layer="layout" svg:x1="8.6cm" svg:y1="12.3cm" svg:x2="8.6cm" svg:y2="12.6cm">
          <text:p/>
        </draw:line>
        <draw:line draw:style-name="gr7" draw:text-style-name="P3" draw:layer="layout" svg:x1="4.6cm" svg:y1="8.4cm" svg:x2="3.7cm" svg:y2="9.9cm">
          <text:p/>
        </draw:line>
        <draw:line draw:style-name="gr7" draw:text-style-name="P3" draw:layer="layout" svg:x1="4.6cm" svg:y1="8.4cm" svg:x2="5.5cm" svg:y2="10cm">
          <text:p/>
        </draw:line>
        <draw:line draw:style-name="gr7" draw:text-style-name="P3" draw:layer="layout" svg:x1="4.6cm" svg:y1="8.4cm" svg:x2="3.7cm" svg:y2="9.9cm">
          <text:p/>
        </draw:line>
        <draw:line draw:style-name="gr7" draw:text-style-name="P3" draw:layer="layout" svg:x1="7.5cm" svg:y1="10.5cm" svg:x2="5.6cm" svg:y2="10.3cm">
          <text:p/>
        </draw:line>
        <draw:line draw:style-name="gr7" draw:text-style-name="P3" draw:layer="layout" svg:x1="8.5cm" svg:y1="12.4cm" svg:x2="7.5cm" svg:y2="10.6cm">
          <text:p/>
        </draw:line>
        <draw:frame draw:style-name="gr3" draw:text-style-name="P6" draw:layer="layout" svg:width="2.187cm" svg:height="1.673cm" svg:x="3.8cm" svg:y="12.8cm">
          <draw:text-box>
            <text:p text:style-name="P5"><text:span text:style-name="T1">x</text:span><text:span text:style-name="T2">0</text:span></text:p>
          </draw:text-box>
        </draw:frame>
        <draw:frame draw:style-name="gr3" draw:text-style-name="P6" draw:layer="layout" svg:width="2.187cm" svg:height="1.673cm" svg:x="7cm" svg:y="12.8cm">
          <draw:text-box>
            <text:p text:style-name="P5"><text:span text:style-name="T1">x</text:span><text:span text:style-name="T2">k</text:span></text:p>
          </draw:text-box>
        </draw:frame>
        <draw:path draw:style-name="gr1" draw:text-style-name="P1" draw:layer="layout" svg:width="4.491cm" svg:height="7.6cm" draw:transform="skewX (0.122347580564803) rotate (1.20968770455727) translate (16.1555826389979cm 9.66227243805931cm)" svg:viewBox="0 0 4492 7601" svg:d="M712 15c191 6 390-50 570 24 174 71 273 235 330 398 69 195-24 382-118 543-91 157-248 276-407 377-150 94-307 186-420 314-119 136-313 270-244 478 68 211 344 238 533 284 206 52 436 38 624 134 160 81 275 234 299 411 26 191-119 339-251 464-130 123-292 207-441 307-140 92-298 167-418 281-134 127-284 239-407 376-146 161-247 350-324 542-70 174-26 366-5 548 22 181 180 295 314 405 164 133 371 223 588 280 212 57 434 63 648 107 209 42 421 18 630 32 203 13 408-12 607 24 222 40 452 53 655 154 177 89 325 213 454 350 113 122 216 252 292 397l-87 25 247 259 111 72">
          <text:p/>
        </draw:path>
        <draw:line draw:style-name="gr2" draw:text-style-name="P1" draw:layer="layout" svg:x1="16.001cm" svg:y1="12.588cm" svg:x2="16.001cm" svg:y2="5.9cm">
          <text:p/>
        </draw:line>
        <draw:line draw:style-name="gr2" draw:text-style-name="P1" draw:layer="layout" svg:x1="16.001cm" svg:y1="12.6cm" svg:x2="25.101cm" svg:y2="12.588cm">
          <text:p/>
        </draw:line>
        <draw:frame draw:style-name="gr3" draw:text-style-name="P2" draw:layer="layout" svg:width="2.187cm" svg:height="1.673cm" svg:x="14.514cm" svg:y="5.627cm">
          <draw:text-box>
            <text:p>f(x)</text:p>
          </draw:text-box>
        </draw:frame>
        <draw:frame draw:style-name="gr3" draw:text-style-name="P2" draw:layer="layout" svg:width="2.187cm" svg:height="1.673cm" svg:x="24.214cm" svg:y="12.8cm">
          <draw:text-box>
            <text:p>x</text:p>
          </draw:text-box>
        </draw:frame>
        <draw:frame draw:style-name="gr3" draw:text-style-name="P6" draw:layer="layout" svg:width="2.187cm" svg:height="1.673cm" svg:x="16.201cm" svg:y="12.8cm">
          <draw:text-box>
            <text:p text:style-name="P5"><text:span text:style-name="T1">x</text:span><text:span text:style-name="T2">0</text:span></text:p>
          </draw:text-box>
        </draw:frame>
        <draw:frame draw:style-name="gr3" draw:text-style-name="P6" draw:layer="layout" svg:width="2.187cm" svg:height="1.673cm" svg:x="19.401cm" svg:y="12.8cm">
          <draw:text-box>
            <text:p text:style-name="P5"><text:span text:style-name="T1">x</text:span><text:span text:style-name="T2">k</text:span></text:p>
          </draw:text-box>
        </draw:frame>
        <draw:path draw:style-name="gr1" draw:text-style-name="P1" draw:layer="layout" svg:width="4.491cm" svg:height="7.6cm" draw:transform="skewX (0.122347580564803) rotate (1.20968770455727) translate (27.5565826389979cm 9.66227243805931cm)" svg:viewBox="0 0 4492 7601" svg:d="M712 15c191 6 390-50 570 24 174 71 273 235 330 398 69 195-24 382-118 543-91 157-248 276-407 377-150 94-307 186-420 314-119 136-313 270-244 478 68 211 344 238 533 284 206 52 436 38 624 134 160 81 275 234 299 411 26 191-119 339-251 464-130 123-292 207-441 307-140 92-298 167-418 281-134 127-284 239-407 376-146 161-247 350-324 542-70 174-26 366-5 548 22 181 180 295 314 405 164 133 371 223 588 280 212 57 434 63 648 107 209 42 421 18 630 32 203 13 408-12 607 24 222 40 452 53 655 154 177 89 325 213 454 350 113 122 216 252 292 397l-87 25 247 259 111 72">
          <text:p/>
        </draw:path>
        <draw:line draw:style-name="gr2" draw:text-style-name="P1" draw:layer="layout" svg:x1="27.402cm" svg:y1="12.588cm" svg:x2="27.402cm" svg:y2="5.9cm">
          <text:p/>
        </draw:line>
        <draw:line draw:style-name="gr2" draw:text-style-name="P1" draw:layer="layout" svg:x1="27.402cm" svg:y1="12.6cm" svg:x2="36.502cm" svg:y2="12.588cm">
          <text:p/>
        </draw:line>
        <draw:frame draw:style-name="gr3" draw:text-style-name="P2" draw:layer="layout" svg:width="2.187cm" svg:height="1.673cm" svg:x="25.915cm" svg:y="5.627cm">
          <draw:text-box>
            <text:p>f(x)</text:p>
          </draw:text-box>
        </draw:frame>
        <draw:frame draw:style-name="gr3" draw:text-style-name="P2" draw:layer="layout" svg:width="2.187cm" svg:height="1.673cm" svg:x="35.615cm" svg:y="12.8cm">
          <draw:text-box>
            <text:p>x</text:p>
          </draw:text-box>
        </draw:frame>
        <draw:frame draw:style-name="gr3" draw:text-style-name="P6" draw:layer="layout" svg:width="2.187cm" svg:height="1.673cm" svg:x="27.602cm" svg:y="12.8cm">
          <draw:text-box>
            <text:p text:style-name="P5"><text:span text:style-name="T1">x</text:span><text:span text:style-name="T2">0</text:span></text:p>
          </draw:text-box>
        </draw:frame>
        <draw:frame draw:style-name="gr3" draw:text-style-name="P6" draw:layer="layout" svg:width="2.187cm" svg:height="1.673cm" svg:x="30.802cm" svg:y="12.8cm">
          <draw:text-box>
            <text:p text:style-name="P5"><text:span text:style-name="T1">x</text:span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31T22:36:57.040014219</meta:creation-date>
    <dc:date>2020-01-15T17:12:23.157000000</dc:date>
    <meta:editing-duration>PT11H26M</meta:editing-duration>
    <meta:editing-cycles>8</meta:editing-cycles>
    <meta:generator>LibreOffice/6.3.4.2$Windows_X86_64 LibreOffice_project/60da17e045e08f1793c57c00ba83cdfce946d0aa</meta:generator>
    <meta:document-statistic meta:object-count="39"/>
  </office:meta>
</office:document-meta>
</file>